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95fb" officeooo:paragraph-rsid="000195fb"/>
    </style:style>
    <style:style style:name="P2" style:family="paragraph" style:parent-style-name="Standard">
      <style:text-properties fo:font-weight="bold" officeooo:rsid="000195fb" officeooo:paragraph-rsid="000195fb" style:font-weight-asian="bold" style:font-weight-complex="bold"/>
    </style:style>
    <style:style style:name="P3" style:family="paragraph" style:parent-style-name="Standard">
      <style:text-properties fo:font-weight="bold" officeooo:rsid="00077b6a" officeooo:paragraph-rsid="00077b6a" style:font-weight-asian="bold" style:font-weight-complex="bold"/>
    </style:style>
    <style:style style:name="P4" style:family="paragraph" style:parent-style-name="Standard">
      <style:text-properties fo:font-weight="normal" officeooo:rsid="000451b4" officeooo:paragraph-rsid="000451b4" style:font-weight-asian="normal" style:font-weight-complex="normal"/>
    </style:style>
    <style:style style:name="P5" style:family="paragraph" style:parent-style-name="Standard">
      <style:text-properties fo:font-weight="normal" officeooo:rsid="0005d58c" officeooo:paragraph-rsid="0005d58c" style:font-weight-asian="normal" style:font-weight-complex="normal"/>
    </style:style>
    <style:style style:name="P6" style:family="paragraph" style:parent-style-name="Standard">
      <style:text-properties fo:font-weight="normal" officeooo:rsid="000902cd" officeooo:paragraph-rsid="000902cd" style:font-weight-asian="normal" style:font-weight-complex="normal"/>
    </style:style>
    <style:style style:name="P7" style:family="paragraph" style:parent-style-name="Standard">
      <style:text-properties fo:font-weight="normal" officeooo:rsid="000ad7a9" officeooo:paragraph-rsid="000ad7a9" style:font-weight-asian="normal" style:font-weight-complex="normal"/>
    </style:style>
    <style:style style:name="P8" style:family="paragraph" style:parent-style-name="Standard">
      <style:text-properties fo:font-weight="normal" officeooo:rsid="000f7319" officeooo:paragraph-rsid="000fca1e" style:font-weight-asian="normal" style:font-weight-complex="normal"/>
    </style:style>
    <style:style style:name="P9" style:family="paragraph" style:parent-style-name="Standard">
      <style:text-properties fo:font-weight="normal" officeooo:rsid="000f7319" officeooo:paragraph-rsid="00105ebf" style:font-weight-asian="normal" style:font-weight-complex="normal"/>
    </style:style>
    <style:style style:name="P10" style:family="paragraph" style:parent-style-name="Standard">
      <style:text-properties fo:font-weight="normal" officeooo:rsid="00105ebf" officeooo:paragraph-rsid="00105ebf" style:font-weight-asian="normal" style:font-weight-complex="normal"/>
    </style:style>
    <style:style style:name="P11" style:family="paragraph" style:parent-style-name="Standard">
      <style:text-properties fo:font-weight="normal" officeooo:rsid="00077b6a" officeooo:paragraph-rsid="00077b6a" style:font-weight-asian="normal" style:font-weight-complex="normal"/>
    </style:style>
    <style:style style:name="P12" style:family="paragraph" style:parent-style-name="Standard">
      <style:text-properties fo:language="fr" fo:country="FR" fo:font-weight="normal" officeooo:rsid="00077b6a" officeooo:paragraph-rsid="00077b6a" style:font-weight-asian="normal" style:font-weight-complex="normal"/>
    </style:style>
    <style:style style:name="P13" style:family="paragraph" style:parent-style-name="Standard">
      <style:text-properties fo:language="fr" fo:country="FR" fo:font-weight="normal" officeooo:rsid="0008867b" officeooo:paragraph-rsid="0008867b" style:font-weight-asian="normal" style:font-weight-complex="normal"/>
    </style:style>
    <style:style style:name="P14" style:family="paragraph" style:parent-style-name="Standard">
      <style:text-properties fo:language="fr" fo:country="FR" fo:font-weight="normal" officeooo:rsid="000902cd" officeooo:paragraph-rsid="000902cd" style:font-weight-asian="normal" style:font-weight-complex="normal"/>
    </style:style>
    <style:style style:name="P15" style:family="paragraph" style:parent-style-name="Standard">
      <style:text-properties fo:language="fr" fo:country="FR" fo:font-weight="normal" officeooo:rsid="000ad7a9" officeooo:paragraph-rsid="000ad7a9" style:font-weight-asian="normal" style:font-weight-complex="normal"/>
    </style:style>
    <style:style style:name="P16" style:family="paragraph" style:parent-style-name="Standard">
      <style:text-properties fo:language="fr" fo:country="FR" fo:font-weight="normal" officeooo:rsid="000ad7a9" officeooo:paragraph-rsid="000f7319" style:font-weight-asian="normal" style:font-weight-complex="normal"/>
    </style:style>
    <style:style style:name="P17" style:family="paragraph" style:parent-style-name="Standard">
      <style:text-properties fo:language="fr" fo:country="FR" fo:font-weight="normal" officeooo:rsid="000d1a46" officeooo:paragraph-rsid="000d1a46" style:font-weight-asian="normal" style:font-weight-complex="normal"/>
    </style:style>
    <style:style style:name="P18" style:family="paragraph" style:parent-style-name="Standard">
      <style:text-properties fo:language="fr" fo:country="FR" fo:font-weight="normal" officeooo:rsid="000f7319" officeooo:paragraph-rsid="000f7319" style:font-weight-asian="normal" style:font-weight-complex="normal"/>
    </style:style>
    <style:style style:name="P19" style:family="paragraph" style:parent-style-name="Standard">
      <style:text-properties fo:language="fr" fo:country="FR" fo:font-weight="normal" officeooo:rsid="000fca1e" officeooo:paragraph-rsid="00105ebf" style:font-weight-asian="normal" style:font-weight-complex="normal"/>
    </style:style>
    <style:style style:name="P20" style:family="paragraph" style:parent-style-name="Standard">
      <style:text-properties fo:language="fr" fo:country="FR" fo:font-weight="normal" officeooo:rsid="00105ebf" officeooo:paragraph-rsid="00105ebf" style:font-weight-asian="normal" style:font-weight-complex="normal"/>
    </style:style>
    <style:style style:name="P21" style:family="paragraph" style:parent-style-name="Standard">
      <style:text-properties fo:language="fr" fo:country="FR" fo:font-weight="normal" officeooo:rsid="0010bad9" officeooo:paragraph-rsid="0010bad9" style:font-weight-asian="normal" style:font-weight-complex="normal"/>
    </style:style>
    <style:style style:name="P22" style:family="paragraph" style:parent-style-name="Standard">
      <style:text-properties fo:language="fr" fo:country="FR" fo:font-weight="normal" officeooo:rsid="00153def" officeooo:paragraph-rsid="00153def" style:font-weight-asian="normal" style:font-weight-complex="normal"/>
    </style:style>
    <style:style style:name="P23" style:family="paragraph" style:parent-style-name="Standard">
      <style:text-properties fo:language="fr" fo:country="FR" fo:font-weight="bold" officeooo:rsid="00077b6a" officeooo:paragraph-rsid="00077b6a" style:font-weight-asian="bold" style:font-weight-complex="bold"/>
    </style:style>
    <style:style style:name="P24" style:family="paragraph" style:parent-style-name="Standard">
      <style:text-properties fo:language="fr" fo:country="FR" fo:font-weight="bold" officeooo:rsid="000902cd" officeooo:paragraph-rsid="000902cd" style:font-weight-asian="bold" style:font-weight-complex="bold"/>
    </style:style>
    <style:style style:name="P25" style:family="paragraph" style:parent-style-name="Standard">
      <style:text-properties fo:language="fr" fo:country="FR" fo:font-weight="bold" officeooo:rsid="000ad7a9" officeooo:paragraph-rsid="000ad7a9" style:font-weight-asian="bold" style:font-weight-complex="bold"/>
    </style:style>
    <style:style style:name="P26" style:family="paragraph" style:parent-style-name="Standard">
      <style:text-properties fo:language="fr" fo:country="FR" fo:font-weight="bold" officeooo:rsid="000ed9e8" officeooo:paragraph-rsid="000ed9e8" style:font-weight-asian="bold" style:font-weight-complex="bold"/>
    </style:style>
    <style:style style:name="P27" style:family="paragraph" style:parent-style-name="Standard">
      <style:text-properties fo:language="fr" fo:country="FR" fo:font-weight="bold" officeooo:rsid="00105ebf" officeooo:paragraph-rsid="00105ebf" style:font-weight-asian="bold" style:font-weight-complex="bold"/>
    </style:style>
    <style:style style:name="P28" style:family="paragraph" style:parent-style-name="Standard">
      <style:text-properties fo:language="fr" fo:country="FR" fo:font-weight="bold" officeooo:rsid="0010bad9" officeooo:paragraph-rsid="0010bad9" style:font-weight-asian="bold" style:font-weight-complex="bold"/>
    </style:style>
    <style:style style:name="T1" style:family="text">
      <style:text-properties officeooo:rsid="0005d58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fr" fo:country="FR"/>
    </style:style>
    <style:style style:name="T4" style:family="text">
      <style:text-properties fo:language="fr" fo:country="FR" fo:font-weight="normal" style:font-weight-asian="normal" style:font-weight-complex="normal"/>
    </style:style>
    <style:style style:name="T5" style:family="text">
      <style:text-properties fo:language="fr" fo:country="FR" officeooo:rsid="000ad7a9"/>
    </style:style>
    <style:style style:name="T6" style:family="text">
      <style:text-properties fo:language="fr" fo:country="FR" officeooo:rsid="000d1a46"/>
    </style:style>
    <style:style style:name="T7" style:family="text">
      <style:text-properties fo:language="fr" fo:country="FR" officeooo:rsid="000fca1e"/>
    </style:style>
    <style:style style:name="T8" style:family="text">
      <style:text-properties fo:language="fr" fo:country="FR" officeooo:rsid="00105e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tab/><text:tab/><text:tab/><text:tab/><text:tab/>ALGORITHMIQUE</text:p>
      <text:p text:style-name="P1"/>
      <text:p text:style-name="P1"/>
      <text:p text:style-name="P2">Exercice 1.1</text:p>
      <text:p text:style-name="P2"/>
      <text:p text:style-name="P4">A. <text:span text:style-name="T1">1</text:span></text:p>
      <text:p text:style-name="P5">B. 4</text:p>
      <text:p text:style-name="P5">C. 3</text:p>
      <text:p text:style-name="P5"/>
      <text:p text:style-name="P3">Exercice 1.2</text:p>
      <text:p text:style-name="P11"/>
      <text:p text:style-name="P11">A. 5</text:p>
      <text:p text:style-name="P11">B. 3</text:p>
      <text:p text:style-name="P11">C. 8</text:p>
      <text:p text:style-name="P11">A. 2</text:p>
      <text:p text:style-name="P3"><text:span text:style-name="T2">C</text:span><text:span text:style-name="T4">.1</text:span></text:p>
      <text:p text:style-name="P12"/>
      <text:p text:style-name="P23">Exercice 1.3</text:p>
      <text:p text:style-name="P23"/>
      <text:p text:style-name="P12">A. 5</text:p>
      <text:p text:style-name="P12">B. 9</text:p>
      <text:p text:style-name="P13">A. 6</text:p>
      <text:p text:style-name="P13">B. 2</text:p>
      <text:p text:style-name="P13"/>
      <text:p text:style-name="P24">Exercice 1.4</text:p>
      <text:p text:style-name="P24"/>
      <text:p text:style-name="P14">A. 3</text:p>
      <text:p text:style-name="P14">B. 10</text:p>
      <text:p text:style-name="P14">C. 13</text:p>
      <text:p text:style-name="P14">B. 13</text:p>
      <text:p text:style-name="P14">A. 13</text:p>
      <text:p text:style-name="P14"/>
      <text:p text:style-name="P24">Exercice 1.5</text:p>
      <text:p text:style-name="P24"/>
      <text:p text:style-name="P14">A. 5</text:p>
      <text:p text:style-name="P14">B. 2</text:p>
      <text:p text:style-name="P6"><text:span text:style-name="T3">A. </text:span><text:span text:style-name="T5">2</text:span></text:p>
      <text:p text:style-name="P15">B. 2</text:p>
      <text:p text:style-name="P15"/>
      <text:p text:style-name="P25">Exercice 1.6</text:p>
      <text:p text:style-name="P25"/>
      <text:p text:style-name="P15">A ← 9</text:p>
      <text:p text:style-name="P15">B ← 4</text:p>
      <text:p text:style-name="P15">C ← A + B</text:p>
      <text:p text:style-name="P7"><text:span text:style-name="T3">B ← C – </text:span><text:span text:style-name="T6">B</text:span></text:p>
      <text:p text:style-name="P17">A ← B + A</text:p>
      <text:p text:style-name="P17"/>
      <text:p text:style-name="P26">Exercice 1.7</text:p>
      <text:p text:style-name="P26"/>
      <text:p text:style-name="P16">A ← 9</text:p>
      <text:p text:style-name="P16">B ← 4</text:p>
      <text:p text:style-name="P16"><text:soft-page-break/>C ← A + B</text:p>
      <text:p text:style-name="P18">B ← A</text:p>
      <text:p text:style-name="P8"><text:span text:style-name="T7">C</text:span><text:span text:style-name="T3"> ← B</text:span></text:p>
      <text:p text:style-name="P19">A ← B + C </text:p>
      <text:p text:style-name="P19"/>
      <text:p text:style-name="P27">Exercice 1.8</text:p>
      <text:p text:style-name="P27"/>
      <text:p text:style-name="P9"><text:span text:style-name="T8">A ← </text:span><text:span text:style-name="T3"><text:s/>«</text:span><text:span text:style-name="T8">423»</text:span></text:p>
      <text:p text:style-name="P20">B ← «12»</text:p>
      <text:p text:style-name="P10"><text:span text:style-name="T3">C ← «435»</text:span></text:p>
      <text:p text:style-name="P20"/>
      <text:p text:style-name="P28">Exercice 1.9</text:p>
      <text:p text:style-name="P21"/>
      <text:p text:style-name="P21">A ← «423»</text:p>
      <text:p text:style-name="P21">B ← «12»</text:p>
      <text:p text:style-name="P21">C ← «423»«12»</text:p>
      <text:p text:style-name="P21"/>
      <text:p text:style-name="P21"/>
      <text:p text:style-name="P21"/>
      <text:p text:style-name="P22">FIN</text:p>
      <text:p text:style-name="P25"/>
      <text:p text:style-name="P12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4T10:26:01.323924801</meta:creation-date>
    <dc:date>2022-02-14T16:59:17.131404940</dc:date>
    <meta:editing-duration>PT50M46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2" meta:paragraph-count="49" meta:word-count="121" meta:character-count="349" meta:non-whitespace-character-count="269"/>
  </office:meta>
</office:document-meta>
</file>